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002b36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svg:stroke-color="#93a1a1" draw:fill="solid" draw:fill-color="#93a1a1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svg:stroke-color="#93a1a1" draw:fill="solid" draw:fill-color="#93a1a1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svg:stroke-color="#93a1a1" draw:fill="solid" draw:fill-color="#ffff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svg:stroke-color="#93a1a1" draw:fill="solid" draw:fill-color="#77216f" draw:fill-image-width="0cm" draw:fill-image-height="0cm" draw:textarea-horizontal-align="justify" draw:textarea-vertical-align="middle" draw:auto-grow-height="false"/>
    </style:style>
    <style:style style:name="gr6" style:family="graphic">
      <style:graphic-properties svg:stroke-color="#93a1a1" draw:fill="solid" draw:fill-color="#93a1a1" draw:fill-image-width="0cm" draw:fill-image-height="0cm" draw:textarea-horizontal-align="justify" draw:textarea-vertical-align="middle" draw:auto-grow-height="false"/>
    </style:style>
    <style:style style:name="gr7" style:family="graphic">
      <style:graphic-properties svg:stroke-color="#93a1a1" draw:fill="solid" draw:fill-color="#ffff00" draw:fill-image-width="0cm" draw:fill-image-height="0cm" draw:textarea-horizontal-align="justify" draw:textarea-vertical-align="middle" draw:auto-grow-height="false"/>
    </style:style>
    <style:style style:name="gr8" style:family="graphic">
      <style:graphic-properties svg:stroke-color="#93a1a1" draw:fill="solid" draw:fill-color="#77216f" draw:fill-image-width="0cm" draw:fill-image-height="0cm" draw:textarea-horizontal-align="justify" draw:textarea-vertical-align="middle" draw:auto-grow-height="false"/>
    </style:style>
    <style:style style:name="P1" style:family="paragraph">
      <style:text-properties fo:color="#93a1a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color="#93a1a1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.673cm" svg:x="8.804cm" svg:y="9.001cm">
          <draw:text-box>
            <text:p text:style-name="P1"><text:span text:style-name="T1"/></text:p>
            <text:p text:style-name="P1"><text:span text:style-name="T1"/></text:p>
          </draw:text-box>
        </draw:frame>
        <draw:custom-shape draw:style-name="gr2" draw:text-style-name="P3" draw:layer="layout" svg:width="5.334cm" svg:height="11.684cm" svg:x="2.413cm" svg:y="4.191cm">
          <text:p text:style-name="P2"><text:span text:style-name="T2"/></text:p>
          <text:p text:style-name="P2"><text:span text:style-name="T2">Objekt/</text:span></text:p>
          <text:p text:style-name="P2"><text:span text:style-name="T2">Datastrukt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8.82cm" svg:y="8.76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9.807cm" svg:y="8.76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0.821cm" svg:y="8.76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1.808cm" svg:y="8.76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2.822cm" svg:y="8.76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3.809cm" svg:y="8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4.823cm" svg:y="8.76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5.81cm" svg:y="8.76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6.824cm" svg:y="8.771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89cm" svg:height="0.889cm" svg:x="17.811cm" svg:y="8.771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8.825cm" svg:y="8.7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9.812cm" svg:y="8.77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1.016cm" svg:x="12.503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.334cm" svg:height="11.684cm" svg:x="22.098cm" svg:y="4.445cm">
          <text:p text:style-name="P2"><text:span text:style-name="T2"/></text:p>
          <text:p text:style-name="P2"><text:span text:style-name="T2">Objekt/</text:span></text:p>
          <text:p text:style-name="P2"><text:span text:style-name="T2">Datastruktur</text:span>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Default">
        <draw:custom-shape draw:style-name="gr3" draw:text-style-name="P2" draw:layer="layout" svg:width="18.161cm" svg:height="16.129cm" svg:x="5.064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5.191cm" svg:y="12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5.191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907cm" svg:height="1.905cm" svg:x="5.191cm" svg:y="14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907cm" svg:height="1.905cm" svg:x="5.191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5.191cm" svg:y="10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14.208cm" svg:y="6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14.208cm" svg:y="4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14.208cm" svg:y="2.52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custom-shape draw:style-name="gr6" draw:text-style-name="P2" draw:layer="Layout" svg:width="18.161cm" svg:height="16.129cm" svg:x="5.064cm" svg:y="2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5.191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5.191cm" svg:y="16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907cm" svg:height="1.905cm" svg:x="5.191cm" svg:y="14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907cm" svg:height="1.905cm" svg:x="5.191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5.191cm" svg:y="10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14.208cm" svg:y="16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14.208cm" svg:y="12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14.208cm" svg:y="10.6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21:47:47.302327052</meta:creation-date>
    <dc:date>2014-04-26T23:22:25.237142979</dc:date>
    <meta:editing-duration>PT1H19M12S</meta:editing-duration>
    <meta:editing-cycles>10</meta:editing-cycles>
    <meta:generator>LibreOffice/4.2.3.3$Linux_X86_64 LibreOffice_project/420m0$Build-3</meta:generator>
    <meta:document-statistic meta:object-count="34"/>
  </office:meta>
</office:document-meta>
</file>